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How old are you?</text:p>
      <text:p text:style-name="Normal"/>
      <text:p text:style-name="Normal">53</text:p>
      <text:p text:style-name="Normal"/>
      <text:p text:style-name="P2">What is your gender?</text:p>
      <text:p text:style-name="Normal"/>
      <text:p text:style-name="Normal">Female</text:p>
      <text:p text:style-name="Normal"/>
      <text:p text:style-name="P3">What did you like about the game?</text:p>
      <text:p text:style-name="Normal"/>
      <text:p text:style-name="Normal">I really disliked the game.</text:p>
      <text:p text:style-name="Normal"/>
      <text:p text:style-name="P4">What did you dislike about the game?</text:p>
      <text:p text:style-name="Normal"/>
      <text:p text:style-name="Normal">Everything, it was plain and the game needed more interactive mechanics going on such as air bombs and art.</text:p>
      <text:p text:style-name="Normal"/>
      <text:p text:style-name="P5">How do you think the game could be improved?</text:p>
      <text:p text:style-name="P6"/>
      <text:p text:style-name="Normal">Incorporate more art into the background such as fish life and coil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Xenis</meta:initial-creator>
    <dc:creator>Xenis</dc:creator>
    <meta:creation-date>2018-04-24T22:14:00Z</meta:creation-date>
    <dc:date>2018-04-24T22:20:00Z</dc:date>
    <meta:template xlink:href="Normal.dotm" xlink:type="simple"/>
    <meta:editing-cycles>1</meta:editing-cycles>
    <meta:editing-duration>PT360S</meta:editing-duration>
    <meta:document-statistic meta:page-count="1" meta:paragraph-count="1" meta:word-count="56" meta:character-count="377" meta:row-count="2" meta:non-whitespace-character-count="322"/>
  </office:meta>
</office:document-meta>
</file>